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AUCARA QUISPE, CARLOS OCTAV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69800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EL PEDREGA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776439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AUCARA QUISPE CARLOS OCTAV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69800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7 764 39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469800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3/08/2021</text:p>
          </table:table-cell>
          <table:table-cell table:style-name="Tabla2.A3" office:value-type="string">
            <text:p text:style-name="P22">879212</text:p>
          </table:table-cell>
          <table:table-cell table:style-name="Tabla2.D3" office:value-type="string">
            <text:p text:style-name="P23">20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1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20:43:4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